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9cm"/>
    </style:style>
    <style:style style:name="co1" style:family="table-column">
      <style:table-column-properties style:column-width="5.846cm" style:use-optimal-column-width="false"/>
    </style:style>
    <style:style style:name="co2" style:family="table-column">
      <style:table-column-properties style:column-width="5.861cm" style:use-optimal-column-width="false"/>
    </style:style>
    <style:style style:name="ro1" style:family="table-row">
      <style:table-row-properties style:row-height="1.539cm"/>
    </style:style>
    <style:style style:name="ro2" style:family="table-row">
      <style:table-row-properties style:row-height="1.467cm"/>
    </style:style>
    <style:style style:name="ro3" style:family="table-row">
      <style:table-row-properties style:row-height="1.875cm"/>
    </style:style>
    <style:style style:name="ro4" style:family="table-row">
      <style:table-row-properties style:row-height="1.552cm"/>
    </style:style>
    <style:style style:name="ce1" style:family="table-cell">
      <style:graphic-properties style:repeat="repeat"/>
      <style:text-properties fo:font-size="16pt" style:font-size-asian="16pt" style:font-size-complex="16pt"/>
    </style:style>
    <style:style style:name="ce2" style:family="table-cell">
      <style:graphic-properties style:repeat="repeat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Dizionario delle entità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3.398cm" svg:height="12.018cm" svg:x="2.381cm" svg:y="4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Entità</text:p>
              </table:table-cell>
              <table:table-cell>
                <text:p text:style-name="P1">Descrizione</text:p>
              </table:table-cell>
              <table:table-cell>
                <text:p text:style-name="P1">Attributi</text:p>
              </table:table-cell>
              <table:table-cell>
                <text:p text:style-name="P1">Identificatore/i</text:p>
              </table:table-cell>
            </table:table-row>
            <table:table-row table:style-name="ro2" table:default-cell-style-name="ce1">
              <table:table-cell>
                <text:p text:style-name="P1">Utente</text:p>
              </table:table-cell>
              <table:table-cell>
                <text:p text:style-name="P1">Utente del sistema</text:p>
              </table:table-cell>
              <table:table-cell>
                <text:p text:style-name="P1">Nome, Cognome, Email, Foto</text:p>
              </table:table-cell>
              <table:table-cell>
                <text:p text:style-name="P1">email</text:p>
              </table:table-cell>
            </table:table-row>
            <table:table-row table:style-name="ro3" table:default-cell-style-name="ce1">
              <table:table-cell>
                <text:p text:style-name="P1">Utente studente</text:p>
              </table:table-cell>
              <table:table-cell>
                <text:p text:style-name="P1">Studente</text:p>
              </table:table-cell>
              <table:table-cell>
                <text:p text:style-name="P1">Anno di Immatr., corso di laurea, Data di nascita</text:p>
              </table:table-cell>
              <table:table-cell>
                <text:p text:style-name="P1">email</text:p>
              </table:table-cell>
            </table:table-row>
            <table:table-row table:style-name="ro1" table:default-cell-style-name="ce1">
              <table:table-cell>
                <text:p text:style-name="P1">Utente docente</text:p>
              </table:table-cell>
              <table:table-cell>
                <text:p text:style-name="P1">Docente</text:p>
              </table:table-cell>
              <table:table-cell>
                <text:p text:style-name="P1">Ruolo</text:p>
              </table:table-cell>
              <table:table-cell>
                <text:p text:style-name="P1">email</text:p>
              </table:table-cell>
            </table:table-row>
            <table:table-row table:style-name="ro1" table:default-cell-style-name="ce1">
              <table:table-cell>
                <text:p text:style-name="P1">Messaggio</text:p>
              </table:table-cell>
              <table:table-cell>
                <text:p text:style-name="P1">Un messaggio da un utente all'altro</text:p>
              </table:table-cell>
              <table:table-cell>
                <text:p text:style-name="P1">Mittente, Subject, Contenuto, Data, ID</text:p>
              </table:table-cell>
              <table:table-cell>
                <text:p text:style-name="P1">ID</text:p>
              </table:table-cell>
            </table:table-row>
            <table:table-row table:style-name="ro1" table:default-cell-style-name="ce1">
              <table:table-cell>
                <text:p text:style-name="P1">INBOX</text:p>
              </table:table-cell>
              <table:table-cell>
                <text:p text:style-name="P1">Lista di messaggi ricevuti da un utente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">Progetto</text:p>
              </table:table-cell>
              <table:table-cell>
                <text:p text:style-name="P1">Un progetto svolto da studenti</text:p>
              </table:table-cell>
              <table:table-cell>
                <text:p text:style-name="P1">Nome, Data iniz, Data fine, Descriz., N. Partecipanti, ID</text:p>
              </table:table-cell>
              <table:table-cell>
                <text:p text:style-name="P1">I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zionario delle entità</text:p>
          </draw:text-box>
        </draw:frame>
        <draw:frame presentation:style-name="pr4" draw:text-style-name="P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3.399cm" svg:height="11.026cm" svg:x="2.201cm" svg:y="5.6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Entità</text:p>
              </table:table-cell>
              <table:table-cell>
                <text:p text:style-name="P1">Descrizione</text:p>
              </table:table-cell>
              <table:table-cell>
                <text:p text:style-name="P1">Attributi</text:p>
              </table:table-cell>
              <table:table-cell>
                <text:p text:style-name="P1">Identificatore/i</text:p>
              </table:table-cell>
            </table:table-row>
            <table:table-row table:style-name="ro2" table:default-cell-style-name="ce1">
              <table:table-cell>
                <text:p text:style-name="P1">Progetto Universitario</text:p>
              </table:table-cell>
              <table:table-cell>
                <text:p text:style-name="P1">Progetto per un corso univeristario</text:p>
              </table:table-cell>
              <table:table-cell>
                <text:p text:style-name="P1">Voto</text:p>
              </table:table-cell>
              <table:table-cell>
                <text:p text:style-name="P1">ID</text:p>
              </table:table-cell>
            </table:table-row>
            <table:table-row table:style-name="ro1" table:default-cell-style-name="ce1">
              <table:table-cell>
                <text:p text:style-name="P1">Progetto Extra</text:p>
              </table:table-cell>
              <table:table-cell>
                <text:p text:style-name="P1">Progetto non legato all'università</text:p>
              </table:table-cell>
              <table:table-cell>
                <text:p text:style-name="P1">Categoria</text:p>
              </table:table-cell>
              <table:table-cell>
                <text:p text:style-name="P1">ID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3.398cm" svg:height="10.713cm" svg:x="2.201cm" svg:y="5.6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>Entità</text:p>
              </table:table-cell>
              <table:table-cell>
                <text:p>Descrizione</text:p>
              </table:table-cell>
              <table:table-cell>
                <text:p>Attributi</text:p>
              </table:table-cell>
              <table:table-cell>
                <text:p>Identificatore/i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0T17:32:51.448022281</meta:creation-date>
    <dc:date>2015-07-20T18:15:14.128896557</dc:date>
    <meta:editing-duration>PT11M1S</meta:editing-duration>
    <meta:editing-cycles>1</meta:editing-cycles>
    <meta:document-statistic meta:object-count="36"/>
    <meta:generator>LibreOffice/4.2.8.2$Linux_X86_64 LibreOffice_project/420m0$Build-2</meta:generator>
  </office:meta>
</office:document-meta>
</file>